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b9f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b9f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b9f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b9f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b9f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b9f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b9f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b9f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b9f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b9f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b9f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b9f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b9f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b9f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b9f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b9f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b9f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ghella Elizabeth Juliet Màrquez Boad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0/7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214981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ignia Del Carmen Boada Carip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14981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7.9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2" meta:non-whitespace-character-count="1012"/>
    <meta:template xlink:type="simple" xlink:actuate="onRequest" xlink:title="Normal" xlink:href=""/>
  </office:meta>
</office:document-meta>
</file>